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22"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39799" officeooo:paragraph-rsid="00339799"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27" style:family="paragraph" style:parent-style-name="Standard">
      <style:paragraph-properties fo:text-align="start" style:justify-single-word="false"/>
      <style:text-properties style:text-underline-style="none" fo:font-weight="bold" officeooo:rsid="003568ff" officeooo:paragraph-rsid="003568ff" style:font-weight-asian="bold" style:font-weight-complex="bold"/>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31c70c"/>
    </style:style>
    <style:style style:name="T8" style:family="text">
      <style:text-properties officeooo:rsid="003397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0"/>
      <text:p text:style-name="P4"/>
      <text:p text:style-name="P4">actualiza.sql: <text:span text:style-name="T1">(a) y (b)</text:span></text:p>
      <text:p text:style-name="P16">A RELLENAR <text:span text:style-name="T8">CON DIAGRAMA <text:s/>Y EXPLICACION</text:span></text:p>
      <text:p text:style-name="P21">cambios <text:span text:style-name="T7">principales del script</text:span></text:p>
      <text:p text:style-name="P17">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7"/>
      <text:p text:style-name="P18">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18">También hemos cifrado en md5 todas las contraseñas de esta tabla, para respetar l<text:span text:style-name="T4">os criterios de la</text:span> práctica anterior.</text:p>
      <text:p text:style-name="P18"/>
      <text:p text:style-name="P19">Lo siguiente que hemos hecho es añadir primary keys a varias tablas, y para eso hemos tenido que eliminar filas que consideramos duplicadas si queremos usar dichas primary keys.</text:p>
      <text:p text:style-name="P19">Las tablas de las que hemos eliminado filas duplicadas para poder crear primary keys son movielanguages y orderdetail.</text:p>
      <text:p text:style-name="P19"/>
      <text:p text:style-name="P23">También hemos actualizado las secuencias para que el valor actual sea el de el ultimo id de sus respectivas tablas, y de esa forma asigne automaticamente el siguiente id disponible a cada nueva fila.</text:p>
      <text:p text:style-name="P23"/>
      <text:p text:style-name="P23">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3"><text:span text:style-name="T6"/></text:p>
      <text:p text:style-name="P24">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6"/>
      <text:p text:style-name="P16"/>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text:soft-page-break/>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6">A RELLENAR</text:p>
      <text:p text:style-name="P25"/>
      <text:p text:style-name="P27">login.php</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7T19:55:03.711412177</dc:date>
    <meta:editing-duration>PT2H14M37S</meta:editing-duration>
    <meta:editing-cycles>18</meta:editing-cycles>
    <meta:document-statistic meta:table-count="0" meta:image-count="0" meta:object-count="0" meta:page-count="2" meta:paragraph-count="47" meta:word-count="826" meta:character-count="4891" meta:non-whitespace-character-count="4104"/>
  </office:meta>
</office:document-meta>
</file>